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cda0e"/>
    </style:style>
    <style:style style:name="T1" style:family="text">
      <style:text-properties officeooo:rsid="001cda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m Kapitel 2.7 werden die Veränderungen der Unternehmenswelt durch die Digitalisierung beschrieben. Nennen sie jeweils eine Veränderung ausgelöst durch Digitalisierung im gesellschaftlichen, dem wirtschaftlichen, dem rechtlichen und dem technologischen Umfeld die markant die Arbeit von Unternehmen verändern/beeinflussen.</text:p>
      <text:p text:style-name="P1"/>
      <text:p text:style-name="P1"><text:span text:style-name="T1">2</text:span>. Ein Grundpfeiler der sozialen Marktwirtschaft sind die Sozialversicherungen. Was sind die fünf Säulen der Sozialversicherung? Wie hoch sind die aktuellen Beiträge? Wie teilen sich die Beiträge auf die AG und AN auf?</text:p>
      <text:p text:style-name="P1"/>
      <text:p text:style-name="P1">3. Was ist der DGB und der BDA? Nennen Sie jeweils drei wesentliche Aufgaben.</text:p>
      <text:p text:style-name="P1"/>
      <text:p text:style-name="P1">4. Beschreiben Sie eine GmbH anhand der folgenden Merkmale: – Haftung – Mindestkapital – Eigentümer – Geschäftsführung – Anzahl der GmbHs in Deutschland</text:p>
      <text:p text:style-name="P1"/>
      <text:p text:style-name="P1">5. Steuern. Recherchieren Sie die Steuergesamteinnahmen der Öffentlichen Verwaltung in Deutschland (insgesamt) und die 3 größten Steuerarten (bezogen auf die Einnahmen). Recherchieren Sie 3 Steuerarten, die besonders relevant für Unternehmen sind.</text:p>
      <text:p text:style-name="P1"/>
      <text:p text:style-name="P1">6. Was ist der DGB und der BDA? Nennen Sie jeweils drei wesentliche Aufgaben/Funktionen.</text:p>
      <text:p text:style-name="P1"/>
      <text:p text:style-name="P1">7. Was versteht man unter dem Managementinstrument MOST? Geben Sie ein konkretes Beispiel für ein Unternehmen.</text:p>
      <text:p text:style-name="P1"/>
      <text:p text:style-name="P1">8. Existenzgründung. Recherchieren Sie im Existenzgründungsportal des Bundesministeriums für Wirtschaft unter der Rubrik Gründerwissen die folgenden Inhalte: - Steuern: Wie funktioniert die steuerliche Kleinunternehmerregelung? - Standortfaktoren: Was sind „harte Standortfaktoren“ und warum? - Freie Berufe: Was sind Katalogberufe? Nennen Sie Beispie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16:47:27.908000000</meta:creation-date>
    <dc:date>2021-01-19T16:48:42.038000000</dc:date>
    <meta:editing-duration>PT1M14S</meta:editing-duration>
    <meta:editing-cycles>1</meta:editing-cycles>
    <meta:generator>LibreOffice/7.0.4.2$Windows_X86_64 LibreOffice_project/dcf040e67528d9187c66b2379df5ea4407429775</meta:generator>
    <meta:document-statistic meta:table-count="0" meta:image-count="0" meta:object-count="0" meta:page-count="1" meta:paragraph-count="8" meta:word-count="205" meta:character-count="1571" meta:non-whitespace-character-count="1368"/>
  </office:meta>
</office:document-meta>
</file>